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eeeee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sswords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karen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cristal</text:p>
          </table:table-cell>
          <table:table-cell office:value-type="float" office:value="456" calcext:value-type="float">
            <text:p>456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9:18:36.6175417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8:50:55.397954842</meta:creation-date>
    <dc:date>2022-07-19T19:18:50.098155133</dc:date>
    <meta:editing-duration>PT3M49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